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6cm" svg:height="8.547cm" svg:x="0.004cm" svg:y="0.9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7:40:35.998677685</dc:date>
    <meta:editing-duration>PT6M41S</meta:editing-duration>
    <meta:editing-cycles>23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36973318117689">
                <text:p>-0.836973318117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0942322772343849">
                <text:p>-0.0942322772343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654429724189629">
                <text:p>0.654429724189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36973318117686">
                <text:p>0.836973318117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69303395120691">
                <text:p>0.469303395120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942322772343826">
                <text:p>0.0942322772343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54429724189623">
                <text:p>-0.654429724189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8393559597095">
                <text:p>-1.98393559597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9144367190435">
                <text:p>-1.19144367190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36973318117684">
                <text:p>-0.8369733181176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69303395120691">
                <text:p>-0.4693033951206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0942322772343856">
                <text:p>-0.09423227723438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28232493995554">
                <text:p>0.28232493995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654429724189633">
                <text:p>0.654429724189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8393559597095">
                <text:p>1.983935595970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52712424725112">
                <text:p>1.52712424725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9144367190435">
                <text:p>1.19144367190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36973318117685">
                <text:p>0.8369733181176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94232277234386">
                <text:p>0.0942322772343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28232493995554">
                <text:p>-0.28232493995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654429724189633">
                <text:p>-0.654429724189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36973318117685">
                <text:p>-0.8369733181176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0942322772343864">
                <text:p>-0.09423227723438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28232493995555">
                <text:p>0.282324939955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654429724189632">
                <text:p>0.6544297241896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